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list-style-name="LFO2" style:family="paragraph"/>
    <style:style style:name="P16" style:parent-style-name="Normal" style:list-style-name="LFO2" style:family="paragraph"/>
    <style:style style:name="P17" style:parent-style-name="Normal" style:list-style-name="LFO2" style:family="paragraph"/>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list-style-name="LFO3" style:family="paragraph"/>
    <style:style style:name="P21" style:parent-style-name="Normal" style:list-style-name="LFO3" style:family="paragraph"/>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list-style-name="LFO4" style:family="paragraph"/>
    <style:style style:name="P27" style:parent-style-name="Normal" style:list-style-name="LFO4" style:family="paragraph"/>
    <style:style style:name="P28" style:parent-style-name="Normal" style:list-style-name="LFO4" style:family="paragraph"/>
    <style:style style:name="P29" style:parent-style-name="Normal" style:list-style-name="LFO4" style:family="paragraph"/>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list-style-name="LFO5" style:family="paragraph"/>
    <style:style style:name="P42" style:parent-style-name="Normal" style:list-style-name="LFO5" style:family="paragraph"/>
    <style:style style:name="P43" style:parent-style-name="Normal" style:list-style-name="LFO5" style:family="paragraph"/>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list-style-name="LFO6" style:family="paragraph"/>
    <style:style style:name="P47" style:parent-style-name="Normal" style:list-style-name="LFO6" style:family="paragraph"/>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style:font-name="Segoe UI Emoji" style:font-name-complex="Segoe UI Emoji"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list-style-name="LFO7" style:family="paragraph"/>
    <style:style style:name="P55" style:parent-style-name="Normal" style:list-style-name="LFO7" style:family="paragraph"/>
    <style:style style:name="P56" style:parent-style-name="Normal" style:list-style-name="LFO7" style:family="paragraph"/>
    <style:style style:name="P57" style:parent-style-name="Normal" style:list-style-name="LFO7" style:family="paragraph"/>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list-style-name="LFO8" style:family="paragraph"/>
    <style:style style:name="P61" style:parent-style-name="Normal" style:list-style-name="LFO8" style:family="paragraph"/>
    <style:style style:name="P62" style:parent-style-name="Normal" style:list-style-name="LFO8" style:family="paragraph"/>
    <style:style style:name="P63" style:parent-style-name="Normal" style:family="paragraph">
      <style:text-properties fo:font-weight="bold" style:font-weight-asian="bold" style:font-weight-complex="bold"/>
    </style:style>
    <style:style style:name="P64" style:parent-style-name="Normal" style:list-style-name="LFO9" style:family="paragraph"/>
    <style:style style:name="T65" style:parent-style-name="DefaultParagraphFont" style:family="text">
      <style:text-properties fo:font-weight="bold" style:font-weight-asian="bold" style:font-weight-complex="bold"/>
    </style:style>
    <style:style style:name="P66" style:parent-style-name="Normal" style:list-style-name="LFO9" style:family="paragraph"/>
    <style:style style:name="T67" style:parent-style-name="DefaultParagraphFont" style:family="text">
      <style:text-properties fo:font-weight="bold" style:font-weight-asian="bold" style:font-weight-complex="bold"/>
    </style:style>
    <style:style style:name="P68" style:parent-style-name="Normal" style:list-style-name="LFO10" style:family="paragraph"/>
    <style:style style:name="P69" style:parent-style-name="Normal" style:list-style-name="LFO10" style:family="paragraph"/>
    <style:style style:name="P70" style:parent-style-name="Normal" style:list-style-name="LFO10" style:family="paragraph"/>
    <style:style style:name="P71" style:parent-style-name="Normal" style:list-style-name="LFO10" style:family="paragraph"/>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list-style-name="LFO11" style:family="paragraph"/>
    <style:style style:name="P75" style:parent-style-name="Normal" style:list-style-name="LFO11" style:family="paragraph"/>
    <style:style style:name="P76" style:parent-style-name="Normal" style:list-style-name="LFO11" style:family="paragraph"/>
    <style:style style:name="P77" style:parent-style-name="Normal" style:list-style-name="LFO11" style:family="paragraph"/>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T80" style:parent-style-name="DefaultParagraphFont" style:family="text">
      <style:text-properties style:font-name="Segoe UI Emoji" style:font-name-complex="Segoe UI Emoji"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P84" style:parent-style-name="Normal" style:list-style-name="LFO12" style:family="paragraph"/>
    <style:style style:name="P85" style:parent-style-name="Normal" style:list-style-name="LFO12" style:family="paragraph"/>
    <style:style style:name="P86" style:parent-style-name="Normal" style:list-style-name="LFO12" style:family="paragraph"/>
    <style:style style:name="P87" style:parent-style-name="Normal" style:list-style-name="LFO12" style:family="paragraph"/>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list-style-name="LFO13" style:family="paragraph"/>
    <style:style style:name="P91" style:parent-style-name="Normal" style:list-style-name="LFO13" style:family="paragraph"/>
    <style:style style:name="P92" style:parent-style-name="Normal" style:list-style-name="LFO13" style:family="paragraph"/>
    <style:style style:name="P93" style:parent-style-name="Normal" style:list-style-name="LFO13" style:family="paragraph"/>
    <style:style style:name="P94" style:parent-style-name="Normal" style:family="paragraph">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list-style-name="LFO14" style:family="paragraph"/>
    <style:style style:name="P98" style:parent-style-name="Normal" style:list-style-name="LFO14" style:family="paragraph"/>
    <style:style style:name="P99" style:parent-style-name="Normal" style:list-style-name="LFO14" style:family="paragraph"/>
    <style:style style:name="P100" style:parent-style-name="Normal" style:list-style-name="LFO14" style:family="paragraph"/>
    <style:style style:name="P101" style:parent-style-name="Normal" style:family="paragraph">
      <style:text-properties fo:font-weight="bold" style:font-weight-asian="bold" style:font-weight-complex="bold"/>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WEEK 1: INTRODUCTION TO PYTHON PROGRAMMING</text:p>
      <text:p text:style-name="P2">Aim</text:p>
      <text:p text:style-name="Normal">To study the fundamentals of Python programming and implement simple programs using variables, data types, conditional statements, and loops.</text:p>
      <text:p text:style-name="Normal"><draw:custom-shape svg:x="0in" svg:y="0in" svg:width="45.51042in" svg:height="0.00139in" draw:z-index="0" draw:id="id0" draw:style-name="a0" draw:name="Horizontal Line 37" text:anchor-type="as-char"><svg:title/><svg:desc/><draw:enhanced-geometry draw:type="non-primitive" svg:viewBox="0 0 21600 21600" draw:enhanced-path="M 0 0 L 21600 0 21600 21600 0 21600 Z N"/></draw:custom-shape></text:p>
      <text:p text:style-name="P3">Objective</text:p>
      <text:list text:style-name="LFO1" text:continue-numbering="true">
        <text:list-item>
          <text:p text:style-name="P4">To understand basic Python syntax</text:p>
        </text:list-item>
        <text:list-item>
          <text:p text:style-name="P5">To learn variables, data types, and operators</text:p>
        </text:list-item>
        <text:list-item>
          <text:p text:style-name="P6">To apply conditional statements and loops</text:p>
        </text:list-item>
        <text:list-item>
          <text:p text:style-name="P7">To write simple Python programs for real-world problems</text:p>
        </text:list-item>
      </text:list>
      <text:p text:style-name="Normal"><draw:custom-shape svg:x="0in" svg:y="0in" svg:width="45.51042in" svg:height="0.00139in" draw:z-index="0" draw:id="id1" draw:style-name="a1" draw:name="Horizontal Line 38" text:anchor-type="as-char"><svg:title/><svg:desc/><draw:enhanced-geometry draw:type="non-primitive" svg:viewBox="0 0 21600 21600" draw:enhanced-path="M 0 0 L 21600 0 21600 21600 0 21600 Z N"/></draw:custom-shape></text:p>
      <text:p text:style-name="P8">Theory</text:p>
      <text:p text:style-name="Normal">Python is a high-level, interpreted, and user-friendly programming language. It is widely used in data science due to its simplicity and powerful libraries. In this week, the basic building blocks of Python programming were studied.</text:p>
      <text:p text:style-name="P9">Variables and Data Types</text:p>
      <text:p text:style-name="Normal">Variables are used to store data values. Python supports various data types such as integers, floating-point numbers, strings, and boolean values.</text:p>
      <text:p text:style-name="P10">Operators</text:p>
      <text:p text:style-name="Normal">Operators are used to perform operations on data. Arithmetic operators perform calculations, relational operators compare values, and logical operators are used for decision-making.</text:p>
      <text:p text:style-name="P11">Input and Output</text:p>
      <text:p text:style-name="Normal">Python provides input and output functions to interact with users. Input allows the user to enter data, while output displays the result on the screen.</text:p>
      <text:p text:style-name="P12">Conditional Statements</text:p>
      <text:p text:style-name="Normal">Conditional statements like if–else are used to execute code based on conditions. They help in decision-making processes.</text:p>
      <text:p text:style-name="P13">Loops</text:p>
      <text:p text:style-name="Normal">Loops are used to repeat a block of code multiple times. The for loop and while loop were studied to handle repetitive tasks efficiently.</text:p>
      <text:p text:style-name="Normal"><draw:custom-shape svg:x="0in" svg:y="0in" svg:width="45.51042in" svg:height="0.00139in" draw:z-index="0" draw:id="id2" draw:style-name="a2" draw:name="Horizontal Line 39" text:anchor-type="as-char"><svg:title/><svg:desc/><draw:enhanced-geometry draw:type="non-primitive" svg:viewBox="0 0 21600 21600" draw:enhanced-path="M 0 0 L 21600 0 21600 21600 0 21600 Z N"/></draw:custom-shape></text:p>
      <text:p text:style-name="P14">Programs Studied</text:p>
      <text:list text:style-name="LFO2" text:continue-numbering="true">
        <text:list-item>
          <text:p text:style-name="P15">Temperature conversion program</text:p>
        </text:list-item>
        <text:list-item>
          <text:p text:style-name="P16">Simple calculator program</text:p>
        </text:list-item>
        <text:list-item>
          <text:p text:style-name="P17">Average temperature calculation (Client Project)</text:p>
        </text:list-item>
      </text:list>
      <text:p text:style-name="Normal"><draw:custom-shape svg:x="0in" svg:y="0in" svg:width="45.51042in" svg:height="0.00139in" draw:z-index="0" draw:id="id3" draw:style-name="a3" draw:name="Horizontal Line 40" text:anchor-type="as-char"><svg:title/><svg:desc/><draw:enhanced-geometry draw:type="non-primitive" svg:viewBox="0 0 21600 21600" draw:enhanced-path="M 0 0 L 21600 0 21600 21600 0 21600 Z N"/></draw:custom-shape></text:p>
      <text:p text:style-name="P18">Client Project</text:p>
      <text:p text:style-name="Normal">A basic data processing script was developed to calculate the average temperature from user-provided values. This project helped in applying loops, variables, and arithmetic operations to solve a real-world problem.</text:p>
      <text:p text:style-name="Normal"><draw:custom-shape svg:x="0in" svg:y="0in" svg:width="45.51042in" svg:height="0.00139in" draw:z-index="0" draw:id="id4" draw:style-name="a4" draw:name="Horizontal Line 41" text:anchor-type="as-char"><svg:title/><svg:desc/><draw:enhanced-geometry draw:type="non-primitive" svg:viewBox="0 0 21600 21600" draw:enhanced-path="M 0 0 L 21600 0 21600 21600 0 21600 Z N"/></draw:custom-shape></text:p>
      <text:p text:style-name="P19">Tools Used</text:p>
      <text:list text:style-name="LFO3" text:continue-numbering="true">
        <text:list-item>
          <text:p text:style-name="P20">Python Programming Language</text:p>
        </text:list-item>
        <text:list-item>
          <text:p text:style-name="P21">Jupyter Notebook</text:p>
        </text:list-item>
      </text:list>
      <text:p text:style-name="Normal"><draw:custom-shape svg:x="0in" svg:y="0in" svg:width="45.51042in" svg:height="0.00139in" draw:z-index="0" draw:id="id5" draw:style-name="a5" draw:name="Horizontal Line 42" text:anchor-type="as-char"><svg:title/><svg:desc/><draw:enhanced-geometry draw:type="non-primitive" svg:viewBox="0 0 21600 21600" draw:enhanced-path="M 0 0 L 21600 0 21600 21600 0 21600 Z N"/></draw:custom-shape></text:p>
      <text:p text:style-name="P22">Conclusion</text:p>
      <text:p text:style-name="Normal">In Week 1, the fundamentals of Python programming were successfully learned. Basic concepts such as variables, data types, operators, conditional statements, and loops were implemented through simple programs. This knowledge forms a strong foundation for data manipulation and data science applications in future modules.</text:p>
      <text:p text:style-name="Normal"/>
      <text:p text:style-name="Normal"/>
      <text:p text:style-name="Normal"/>
      <text:p text:style-name="Normal">Here is the notebook on which i had practised :-</text:p>
      <text:p text:style-name="Normal"><text:a xlink:href="http://localhost:8888/nbconvert/latex/week1_python_basics_Shreya.ipynb?download=true" office:target-frame-name="_top" xlink:show="replace"><text:span text:style-name="Hyperlink">http://localhost:8888/nbconvert/latex/week1_python_basics_Shreya.ipynb?download=true</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3">WEEK 2: DATA STRUCTURES AND FUNCTIONS</text:p>
      <text:p text:style-name="P24">Aim</text:p>
      <text:p text:style-name="Normal">To study Python data structures and functions and use them for basic data transformation and data cleaning tasks.</text:p>
      <text:p text:style-name="Normal"><draw:custom-shape svg:x="0in" svg:y="0in" svg:width="45.51042in" svg:height="0.00139in" draw:z-index="0" draw:id="id6" draw:style-name="a6" draw:name="Horizontal Line 115" text:anchor-type="as-char"><svg:title/><svg:desc/><draw:enhanced-geometry draw:type="non-primitive" svg:viewBox="0 0 21600 21600" draw:enhanced-path="M 0 0 L 21600 0 21600 21600 0 21600 Z N"/></draw:custom-shape></text:p>
      <text:p text:style-name="P25">Objective</text:p>
      <text:list text:style-name="LFO4" text:continue-numbering="true">
        <text:list-item>
          <text:p text:style-name="P26">To understand Python data structures</text:p>
        </text:list-item>
        <text:list-item>
          <text:p text:style-name="P27">To learn functions and their usage</text:p>
        </text:list-item>
        <text:list-item>
          <text:p text:style-name="P28">To apply lambda functions and recursion</text:p>
        </text:list-item>
        <text:list-item>
          <text:p text:style-name="P29">To perform data cleaning using Python</text:p>
        </text:list-item>
      </text:list>
      <text:p text:style-name="Normal"><draw:custom-shape svg:x="0in" svg:y="0in" svg:width="45.51042in" svg:height="0.00139in" draw:z-index="0" draw:id="id7" draw:style-name="a7" draw:name="Horizontal Line 116" text:anchor-type="as-char"><svg:title/><svg:desc/><draw:enhanced-geometry draw:type="non-primitive" svg:viewBox="0 0 21600 21600" draw:enhanced-path="M 0 0 L 21600 0 21600 21600 0 21600 Z N"/></draw:custom-shape></text:p>
      <text:p text:style-name="P30">Theory</text:p>
      <text:p text:style-name="Normal">In this week, important Python concepts related to data organization and reusability of code were studied. Data structures help in storing and managing data efficiently, while functions help in modular and reusable programming.</text:p>
      <text:p text:style-name="Normal"><draw:custom-shape svg:x="0in" svg:y="0in" svg:width="45.51042in" svg:height="0.00139in" draw:z-index="0" draw:id="id8" draw:style-name="a8" draw:name="Horizontal Line 117" text:anchor-type="as-char"><svg:title/><svg:desc/><draw:enhanced-geometry draw:type="non-primitive" svg:viewBox="0 0 21600 21600" draw:enhanced-path="M 0 0 L 21600 0 21600 21600 0 21600 Z N"/></draw:custom-shape></text:p>
      <text:p text:style-name="P31">Python Data Structures</text:p>
      <text:p text:style-name="P32">Lists</text:p>
      <text:p text:style-name="Normal">Lists are ordered and mutable collections used to store multiple values in a single variable.</text:p>
      <text:p text:style-name="P33">Tuples</text:p>
      <text:p text:style-name="Normal">Tuples are ordered but immutable collections. Once created, their values cannot be changed.</text:p>
      <text:p text:style-name="P34">Dictionaries</text:p>
      <text:p text:style-name="Normal">Dictionaries store data in key–value pairs and allow fast access to values using keys.</text:p>
      <text:p text:style-name="P35">Sets</text:p>
      <text:p text:style-name="Normal">Sets are unordered collections that store unique elements and are useful for removing duplicate values.</text:p>
      <text:p text:style-name="Normal"><draw:custom-shape svg:x="0in" svg:y="0in" svg:width="45.51042in" svg:height="0.00139in" draw:z-index="0" draw:id="id9" draw:style-name="a9" draw:name="Horizontal Line 118" text:anchor-type="as-char"><svg:title/><svg:desc/><draw:enhanced-geometry draw:type="non-primitive" svg:viewBox="0 0 21600 21600" draw:enhanced-path="M 0 0 L 21600 0 21600 21600 0 21600 Z N"/></draw:custom-shape></text:p>
      <text:p text:style-name="P36">Functions</text:p>
      <text:p text:style-name="Normal">Functions are blocks of reusable code that perform a specific task. They help in reducing repetition and improving readability.</text:p>
      <text:p text:style-name="Normal"><draw:custom-shape svg:x="0in" svg:y="0in" svg:width="45.51042in" svg:height="0.00139in" draw:z-index="0" draw:id="id10" draw:style-name="a10" draw:name="Horizontal Line 119" text:anchor-type="as-char"><svg:title/><svg:desc/><draw:enhanced-geometry draw:type="non-primitive" svg:viewBox="0 0 21600 21600" draw:enhanced-path="M 0 0 L 21600 0 21600 21600 0 21600 Z N"/></draw:custom-shape></text:p>
      <text:p text:style-name="P37">Lambda Functions</text:p>
      <text:soft-page-break/>
      <text:p text:style-name="Normal">Lambda functions are small anonymous functions used for short operations. They are commonly used in data filtering and transformations.</text:p>
      <text:p text:style-name="Normal"><draw:custom-shape svg:x="0in" svg:y="0in" svg:width="45.51042in" svg:height="0.00139in" draw:z-index="0" draw:id="id11" draw:style-name="a11" draw:name="Horizontal Line 120" text:anchor-type="as-char"><svg:title/><svg:desc/><draw:enhanced-geometry draw:type="non-primitive" svg:viewBox="0 0 21600 21600" draw:enhanced-path="M 0 0 L 21600 0 21600 21600 0 21600 Z N"/></draw:custom-shape></text:p>
      <text:p text:style-name="P38">Recursion</text:p>
      <text:p text:style-name="Normal">Recursion is a technique where a function calls itself to solve a problem. It is useful for problems that can be broken into smaller subproblems.</text:p>
      <text:p text:style-name="Normal"><draw:custom-shape svg:x="0in" svg:y="0in" svg:width="45.51042in" svg:height="0.00139in" draw:z-index="0" draw:id="id12" draw:style-name="a12" draw:name="Horizontal Line 121" text:anchor-type="as-char"><svg:title/><svg:desc/><draw:enhanced-geometry draw:type="non-primitive" svg:viewBox="0 0 21600 21600" draw:enhanced-path="M 0 0 L 21600 0 21600 21600 0 21600 Z N"/></draw:custom-shape></text:p>
      <text:p text:style-name="P39">List Comprehension</text:p>
      <text:p text:style-name="Normal">List comprehension provides a concise way to create lists using existing lists with conditions and expressions.</text:p>
      <text:p text:style-name="Normal"><draw:custom-shape svg:x="0in" svg:y="0in" svg:width="45.51042in" svg:height="0.00139in" draw:z-index="0" draw:id="id13" draw:style-name="a13" draw:name="Horizontal Line 122" text:anchor-type="as-char"><svg:title/><svg:desc/><draw:enhanced-geometry draw:type="non-primitive" svg:viewBox="0 0 21600 21600" draw:enhanced-path="M 0 0 L 21600 0 21600 21600 0 21600 Z N"/></draw:custom-shape></text:p>
      <text:p text:style-name="P40">Hands-On Activities</text:p>
      <text:list text:style-name="LFO5" text:continue-numbering="true">
        <text:list-item>
          <text:p text:style-name="P41">Working with lists, tuples, dictionaries, and sets</text:p>
        </text:list-item>
        <text:list-item>
          <text:p text:style-name="P42">Writing functions for data transformations</text:p>
        </text:list-item>
        <text:list-item>
          <text:p text:style-name="P43">Filtering and modifying data using list comprehension</text:p>
        </text:list-item>
      </text:list>
      <text:p text:style-name="Normal"><draw:custom-shape svg:x="0in" svg:y="0in" svg:width="45.51042in" svg:height="0.00139in" draw:z-index="0" draw:id="id14" draw:style-name="a14" draw:name="Horizontal Line 123" text:anchor-type="as-char"><svg:title/><svg:desc/><draw:enhanced-geometry draw:type="non-primitive" svg:viewBox="0 0 21600 21600" draw:enhanced-path="M 0 0 L 21600 0 21600 21600 0 21600 Z N"/></draw:custom-shape></text:p>
      <text:p text:style-name="P44">Client Project</text:p>
      <text:p text:style-name="Normal">A data cleaning script was designed to remove duplicate values and filter required data from a dataset. This project helped in understanding how Python data structures and functions are used in real-world data preprocessing tasks.</text:p>
      <text:p text:style-name="Normal"><draw:custom-shape svg:x="0in" svg:y="0in" svg:width="45.51042in" svg:height="0.00139in" draw:z-index="0" draw:id="id15" draw:style-name="a15" draw:name="Horizontal Line 124" text:anchor-type="as-char"><svg:title/><svg:desc/><draw:enhanced-geometry draw:type="non-primitive" svg:viewBox="0 0 21600 21600" draw:enhanced-path="M 0 0 L 21600 0 21600 21600 0 21600 Z N"/></draw:custom-shape></text:p>
      <text:p text:style-name="P45">Tools Used</text:p>
      <text:list text:style-name="LFO6" text:continue-numbering="true">
        <text:list-item>
          <text:p text:style-name="P46">Python Programming Language</text:p>
        </text:list-item>
        <text:list-item>
          <text:p text:style-name="P47">Jupyter Notebook</text:p>
        </text:list-item>
      </text:list>
      <text:p text:style-name="Normal"><draw:custom-shape svg:x="0in" svg:y="0in" svg:width="45.51042in" svg:height="0.00139in" draw:z-index="0" draw:id="id16" draw:style-name="a16" draw:name="Horizontal Line 125" text:anchor-type="as-char"><svg:title/><svg:desc/><draw:enhanced-geometry draw:type="non-primitive" svg:viewBox="0 0 21600 21600" draw:enhanced-path="M 0 0 L 21600 0 21600 21600 0 21600 Z N"/></draw:custom-shape></text:p>
      <text:p text:style-name="P48">Conclusion</text:p>
      <text:p text:style-name="Normal">In Week 2, Python data structures and functions were studied and applied successfully. Concepts such as lists, tuples, dictionaries, sets, functions, lambda expressions, recursion, and list comprehension were used to perform basic data cleaning and transformation tasks. This knowledge is essential for handling real-world datasets in data science.</text:p>
      <text:p text:style-name="Normal"/>
      <text:p text:style-name="Normal"/>
      <text:p text:style-name="Normal"/>
      <text:p text:style-name="Normal"/>
      <text:soft-page-break/>
      <text:p text:style-name="Normal">Here is the notebook where I have worked on :-</text:p>
      <text:p text:style-name="Normal"><text:a xlink:href="http://localhost:8888/nbconvert/html/week2_DataStructure_functions_Shreya.ipynb?download=true" office:target-frame-name="_top" xlink:show="replace"><text:span text:style-name="Hyperlink">http://localhost:8888/nbconvert/html/week2_DataStructure_functions_Shreya.ipynb?download=true</text:span></text:a></text:p>
      <text:p text:style-name="Normal"/>
      <text:p text:style-name="Normal"/>
      <text:p text:style-name="P49"><text:s/>WEEK 3: NUMPY AND PANDAS FOR DATA MANIPULATION</text:p>
      <text:p text:style-name="Normal"><draw:custom-shape svg:x="0in" svg:y="0in" svg:width="45.51042in" svg:height="0.00139in" draw:z-index="0" draw:id="id17" draw:style-name="a17" draw:name="Horizontal Line 191" text:anchor-type="as-char"><svg:title/><svg:desc/><draw:enhanced-geometry draw:type="non-primitive" svg:viewBox="0 0 21600 21600" draw:enhanced-path="M 0 0 L 21600 0 21600 21600 0 21600 Z N"/></draw:custom-shape></text:p>
      <text:p text:style-name="Normal"><text:span text:style-name="T50">📘</text:span><text:span text:style-name="T51"><text:s/>PART A: SUMMARY (WITHOUT CODE )</text:span></text:p>
      <text:p text:style-name="P52">Aim</text:p>
      <text:p text:style-name="Normal">To study NumPy and Pandas libraries and use them for data manipulation, cleaning, and aggregation.</text:p>
      <text:p text:style-name="Normal"><draw:custom-shape svg:x="0in" svg:y="0in" svg:width="45.51042in" svg:height="0.00139in" draw:z-index="0" draw:id="id18" draw:style-name="a18" draw:name="Horizontal Line 192" text:anchor-type="as-char"><svg:title/><svg:desc/><draw:enhanced-geometry draw:type="non-primitive" svg:viewBox="0 0 21600 21600" draw:enhanced-path="M 0 0 L 21600 0 21600 21600 0 21600 Z N"/></draw:custom-shape></text:p>
      <text:p text:style-name="P53">Objective</text:p>
      <text:list text:style-name="LFO7" text:continue-numbering="true">
        <text:list-item>
          <text:p text:style-name="P54">To understand NumPy arrays and operations</text:p>
        </text:list-item>
        <text:list-item>
          <text:p text:style-name="P55">To learn Pandas Series and DataFrames</text:p>
        </text:list-item>
        <text:list-item>
          <text:p text:style-name="P56">To perform indexing, grouping, and aggregation</text:p>
        </text:list-item>
        <text:list-item>
          <text:p text:style-name="P57">To clean datasets and calculate summary statistics</text:p>
        </text:list-item>
      </text:list>
      <text:p text:style-name="Normal"><draw:custom-shape svg:x="0in" svg:y="0in" svg:width="45.51042in" svg:height="0.00139in" draw:z-index="0" draw:id="id19" draw:style-name="a19" draw:name="Horizontal Line 193" text:anchor-type="as-char"><svg:title/><svg:desc/><draw:enhanced-geometry draw:type="non-primitive" svg:viewBox="0 0 21600 21600" draw:enhanced-path="M 0 0 L 21600 0 21600 21600 0 21600 Z N"/></draw:custom-shape></text:p>
      <text:p text:style-name="P58">Theory</text:p>
      <text:p text:style-name="Normal">NumPy and Pandas are powerful Python libraries used for numerical computation and data manipulation. NumPy provides support for arrays and mathematical operations, while Pandas provides flexible data structures for handling structured data.</text:p>
      <text:p text:style-name="Normal"><draw:custom-shape svg:x="0in" svg:y="0in" svg:width="45.51042in" svg:height="0.00139in" draw:z-index="0" draw:id="id20" draw:style-name="a20" draw:name="Horizontal Line 194" text:anchor-type="as-char"><svg:title/><svg:desc/><draw:enhanced-geometry draw:type="non-primitive" svg:viewBox="0 0 21600 21600" draw:enhanced-path="M 0 0 L 21600 0 21600 21600 0 21600 Z N"/></draw:custom-shape></text:p>
      <text:p text:style-name="P59">NumPy</text:p>
      <text:p text:style-name="Normal">NumPy is used for numerical operations on large datasets. It supports multidimensional arrays and vectorized operations, which improve performance and efficiency.</text:p>
      <text:p text:style-name="Normal">Key concepts studied:</text:p>
      <text:list text:style-name="LFO8" text:continue-numbering="true">
        <text:list-item>
          <text:p text:style-name="P60">NumPy arrays</text:p>
        </text:list-item>
        <text:list-item>
          <text:p text:style-name="P61">Array operations</text:p>
        </text:list-item>
        <text:list-item>
          <text:p text:style-name="P62">Broadcasting</text:p>
        </text:list-item>
      </text:list>
      <text:p text:style-name="Normal"><draw:custom-shape svg:x="0in" svg:y="0in" svg:width="45.51042in" svg:height="0.00139in" draw:z-index="0" draw:id="id21" draw:style-name="a21" draw:name="Horizontal Line 195" text:anchor-type="as-char"><svg:title/><svg:desc/><draw:enhanced-geometry draw:type="non-primitive" svg:viewBox="0 0 21600 21600" draw:enhanced-path="M 0 0 L 21600 0 21600 21600 0 21600 Z N"/></draw:custom-shape></text:p>
      <text:p text:style-name="P63">Pandas</text:p>
      <text:p text:style-name="Normal">Pandas is used to analyze and manipulate tabular data. It provides two main data structures:</text:p>
      <text:soft-page-break/>
      <text:list text:style-name="LFO9" text:continue-numbering="true">
        <text:list-item>
          <text:p text:style-name="P64"><text:span text:style-name="T65">Series</text:span>: One-dimensional data</text:p>
        </text:list-item>
        <text:list-item>
          <text:p text:style-name="P66"><text:span text:style-name="T67">DataFrame</text:span>: Two-dimensional tabular data</text:p>
        </text:list-item>
      </text:list>
      <text:p text:style-name="Normal">Key concepts studied:</text:p>
      <text:list text:style-name="LFO10" text:continue-numbering="true">
        <text:list-item>
          <text:p text:style-name="P68">Creating DataFrames</text:p>
        </text:list-item>
        <text:list-item>
          <text:p text:style-name="P69">Indexing and slicing</text:p>
        </text:list-item>
        <text:list-item>
          <text:p text:style-name="P70">Handling missing values</text:p>
        </text:list-item>
        <text:list-item>
          <text:p text:style-name="P71">Grouping and aggregation</text:p>
        </text:list-item>
      </text:list>
      <text:p text:style-name="Normal"><draw:custom-shape svg:x="0in" svg:y="0in" svg:width="45.51042in" svg:height="0.00139in" draw:z-index="0" draw:id="id22" draw:style-name="a22" draw:name="Horizontal Line 196" text:anchor-type="as-char"><svg:title/><svg:desc/><draw:enhanced-geometry draw:type="non-primitive" svg:viewBox="0 0 21600 21600" draw:enhanced-path="M 0 0 L 21600 0 21600 21600 0 21600 Z N"/></draw:custom-shape></text:p>
      <text:p text:style-name="P72">Client Project</text:p>
      <text:p text:style-name="Normal">A dataset was cleaned by removing missing values, and aggregation operations were performed to calculate averages. This helped in understanding real-world data preprocessing.</text:p>
      <text:p text:style-name="Normal"><draw:custom-shape svg:x="0in" svg:y="0in" svg:width="45.51042in" svg:height="0.00139in" draw:z-index="0" draw:id="id23" draw:style-name="a23" draw:name="Horizontal Line 197" text:anchor-type="as-char"><svg:title/><svg:desc/><draw:enhanced-geometry draw:type="non-primitive" svg:viewBox="0 0 21600 21600" draw:enhanced-path="M 0 0 L 21600 0 21600 21600 0 21600 Z N"/></draw:custom-shape></text:p>
      <text:p text:style-name="P73">Tools Used</text:p>
      <text:list text:style-name="LFO11" text:continue-numbering="true">
        <text:list-item>
          <text:p text:style-name="P74">Python</text:p>
        </text:list-item>
        <text:list-item>
          <text:p text:style-name="P75">NumPy</text:p>
        </text:list-item>
        <text:list-item>
          <text:p text:style-name="P76">Pandas</text:p>
        </text:list-item>
        <text:list-item>
          <text:p text:style-name="P77">Jupyter Notebook</text:p>
        </text:list-item>
      </text:list>
      <text:p text:style-name="Normal"><draw:custom-shape svg:x="0in" svg:y="0in" svg:width="45.51042in" svg:height="0.00139in" draw:z-index="0" draw:id="id24" draw:style-name="a24" draw:name="Horizontal Line 198" text:anchor-type="as-char"><svg:title/><svg:desc/><draw:enhanced-geometry draw:type="non-primitive" svg:viewBox="0 0 21600 21600" draw:enhanced-path="M 0 0 L 21600 0 21600 21600 0 21600 Z N"/></draw:custom-shape></text:p>
      <text:p text:style-name="P78">Conclusion</text:p>
      <text:p text:style-name="Normal">In Week 3, NumPy and Pandas were used to perform efficient data manipulation tasks. Operations such as array handling, missing value removal, indexing, and aggregation were successfully implemented. These concepts are essential for data analysis and data science workflows.</text:p>
      <text:p text:style-name="Normal"><draw:custom-shape svg:x="0in" svg:y="0in" svg:width="45.51042in" svg:height="0.00139in" draw:z-index="0" draw:id="id25" draw:style-name="a25" draw:name="Horizontal Line 199" text:anchor-type="as-char"><svg:title/><svg:desc/><draw:enhanced-geometry draw:type="non-primitive" svg:viewBox="0 0 21600 21600" draw:enhanced-path="M 0 0 L 21600 0 21600 21600 0 21600 Z N"/></draw:custom-shape></text:p>
      <text:p text:style-name="Normal">PART B: WEEK 3 CODES</text:p>
      <text:p text:style-name="Normal"><text:a xlink:href="http://localhost:8888/nbconvert/html/week3_numpy_pandas.ipynb?download=true" office:target-frame-name="_top" xlink:show="replace"><text:span text:style-name="Hyperlink">http://localhost:8888/nbconvert/html/week3_numpy_pandas.ipynb?download=true</text:span></text:a></text:p>
      <text:p text:style-name="Normal"/>
      <text:p text:style-name="Normal"/>
      <text:p text:style-name="Normal"/>
      <text:p text:style-name="Normal"/>
      <text:p text:style-name="Normal"/>
      <text:p text:style-name="Normal"/>
      <text:p text:style-name="Normal"/>
      <text:soft-page-break/>
      <text:p text:style-name="P79">WEEK 4: DATA VISUALIZATION WITH MATPLOTLIB &amp; SEABORN</text:p>
      <text:p text:style-name="Normal"><draw:custom-shape svg:x="0in" svg:y="0in" svg:width="45.51042in" svg:height="0.00139in" draw:z-index="0" draw:id="id26" draw:style-name="a26" draw:name="Horizontal Line 257" text:anchor-type="as-char"><svg:title/><svg:desc/><draw:enhanced-geometry draw:type="non-primitive" svg:viewBox="0 0 21600 21600" draw:enhanced-path="M 0 0 L 21600 0 21600 21600 0 21600 Z N"/></draw:custom-shape></text:p>
      <text:p text:style-name="Normal"><text:span text:style-name="T80">📘</text:span><text:span text:style-name="T81"><text:s/>PART A: SUMMARY (WITHOUT CODE )</text:span></text:p>
      <text:p text:style-name="P82">Aim</text:p>
      <text:p text:style-name="Normal">To study data visualization techniques using Matplotlib and Seaborn to analyze relationships between features in a dataset.</text:p>
      <text:p text:style-name="Normal"><draw:custom-shape svg:x="0in" svg:y="0in" svg:width="45.51042in" svg:height="0.00139in" draw:z-index="0" draw:id="id27" draw:style-name="a27" draw:name="Horizontal Line 258" text:anchor-type="as-char"><svg:title/><svg:desc/><draw:enhanced-geometry draw:type="non-primitive" svg:viewBox="0 0 21600 21600" draw:enhanced-path="M 0 0 L 21600 0 21600 21600 0 21600 Z N"/></draw:custom-shape></text:p>
      <text:p text:style-name="P83">Objective</text:p>
      <text:list text:style-name="LFO12" text:continue-numbering="true">
        <text:list-item>
          <text:p text:style-name="P84">To understand the importance of data visualization</text:p>
        </text:list-item>
        <text:list-item>
          <text:p text:style-name="P85">To create basic plots using Matplotlib</text:p>
        </text:list-item>
        <text:list-item>
          <text:p text:style-name="P86">To learn advanced visualization concepts</text:p>
        </text:list-item>
        <text:list-item>
          <text:p text:style-name="P87">To analyze datasets using charts and graphs</text:p>
        </text:list-item>
      </text:list>
      <text:p text:style-name="Normal"><draw:custom-shape svg:x="0in" svg:y="0in" svg:width="45.51042in" svg:height="0.00139in" draw:z-index="0" draw:id="id28" draw:style-name="a28" draw:name="Horizontal Line 259" text:anchor-type="as-char"><svg:title/><svg:desc/><draw:enhanced-geometry draw:type="non-primitive" svg:viewBox="0 0 21600 21600" draw:enhanced-path="M 0 0 L 21600 0 21600 21600 0 21600 Z N"/></draw:custom-shape></text:p>
      <text:p text:style-name="P88">Theory</text:p>
      <text:p text:style-name="Normal">Data visualization is an important step in data analysis. It helps in understanding patterns, trends, and relationships in data through graphical representation.</text:p>
      <text:p text:style-name="Normal"><draw:custom-shape svg:x="0in" svg:y="0in" svg:width="45.51042in" svg:height="0.00139in" draw:z-index="0" draw:id="id29" draw:style-name="a29" draw:name="Horizontal Line 260" text:anchor-type="as-char"><svg:title/><svg:desc/><draw:enhanced-geometry draw:type="non-primitive" svg:viewBox="0 0 21600 21600" draw:enhanced-path="M 0 0 L 21600 0 21600 21600 0 21600 Z N"/></draw:custom-shape></text:p>
      <text:p text:style-name="P89">Matplotlib</text:p>
      <text:p text:style-name="Normal">Matplotlib is a basic Python library used for creating static, interactive, and animated plots. It provides full control over graphs such as line plots, bar charts, histograms, and scatter plots.</text:p>
      <text:p text:style-name="Normal">Common plots studied:</text:p>
      <text:list text:style-name="LFO13" text:continue-numbering="true">
        <text:list-item>
          <text:p text:style-name="P90">Line plot</text:p>
        </text:list-item>
        <text:list-item>
          <text:p text:style-name="P91">Bar chart</text:p>
        </text:list-item>
        <text:list-item>
          <text:p text:style-name="P92">Histogram</text:p>
        </text:list-item>
        <text:list-item>
          <text:p text:style-name="P93">Scatter plot</text:p>
        </text:list-item>
      </text:list>
      <text:p text:style-name="Normal"><draw:custom-shape svg:x="0in" svg:y="0in" svg:width="45.51042in" svg:height="0.00139in" draw:z-index="0" draw:id="id30" draw:style-name="a30" draw:name="Horizontal Line 261" text:anchor-type="as-char"><svg:title/><svg:desc/><draw:enhanced-geometry draw:type="non-primitive" svg:viewBox="0 0 21600 21600" draw:enhanced-path="M 0 0 L 21600 0 21600 21600 0 21600 Z N"/></draw:custom-shape></text:p>
      <text:p text:style-name="P94">Seaborn</text:p>
      <text:p text:style-name="Normal">Seaborn is built on top of Matplotlib and is used for advanced and visually attractive statistical plots such as heatmaps and pair plots. It simplifies complex visualization tasks.</text:p>
      <text:p text:style-name="Normal"><draw:custom-shape svg:x="0in" svg:y="0in" svg:width="45.51042in" svg:height="0.00139in" draw:z-index="0" draw:id="id31" draw:style-name="a31" draw:name="Horizontal Line 262" text:anchor-type="as-char"><svg:title/><svg:desc/><draw:enhanced-geometry draw:type="non-primitive" svg:viewBox="0 0 21600 21600" draw:enhanced-path="M 0 0 L 21600 0 21600 21600 0 21600 Z N"/></draw:custom-shape></text:p>
      <text:p text:style-name="P95">Client Project</text:p>
      <text:p text:style-name="Normal">A visualization dashboard was created to show relationships between features in a dataset using multiple plots such as scatter plots, histograms, and bar charts.</text:p>
      <text:soft-page-break/>
      <text:p text:style-name="Normal"><draw:custom-shape svg:x="0in" svg:y="0in" svg:width="45.51042in" svg:height="0.00139in" draw:z-index="0" draw:id="id32" draw:style-name="a32" draw:name="Horizontal Line 263" text:anchor-type="as-char"><svg:title/><svg:desc/><draw:enhanced-geometry draw:type="non-primitive" svg:viewBox="0 0 21600 21600" draw:enhanced-path="M 0 0 L 21600 0 21600 21600 0 21600 Z N"/></draw:custom-shape></text:p>
      <text:p text:style-name="P96">Tools Used</text:p>
      <text:list text:style-name="LFO14" text:continue-numbering="true">
        <text:list-item>
          <text:p text:style-name="P97">Python</text:p>
        </text:list-item>
        <text:list-item>
          <text:p text:style-name="P98">Matplotlib</text:p>
        </text:list-item>
        <text:list-item>
          <text:p text:style-name="P99">(Optional) Seaborn</text:p>
        </text:list-item>
        <text:list-item>
          <text:p text:style-name="P100">Jupyter Notebook</text:p>
        </text:list-item>
      </text:list>
      <text:p text:style-name="Normal"><draw:custom-shape svg:x="0in" svg:y="0in" svg:width="45.51042in" svg:height="0.00139in" draw:z-index="0" draw:id="id33" draw:style-name="a33" draw:name="Horizontal Line 264" text:anchor-type="as-char"><svg:title/><svg:desc/><draw:enhanced-geometry draw:type="non-primitive" svg:viewBox="0 0 21600 21600" draw:enhanced-path="M 0 0 L 21600 0 21600 21600 0 21600 Z N"/></draw:custom-shape></text:p>
      <text:p text:style-name="P101">Conclusion</text:p>
      <text:p text:style-name="Normal">In Week 4, data visualization techniques were successfully implemented using Matplotlib and Seaborn. Various plots were created to analyze datasets and understand relationships between variables. Data visualization plays a key role in data-driven decision making.</text:p>
      <text:p text:style-name="Normal">PART B: WEEK 4 CODES</text:p>
      <text:p text:style-name="Normal"><text:a xlink:href="http://localhost:8888/nbconvert/html/Week4_Datavisualization.ipynb?download=true" office:target-frame-name="_top" xlink:show="replace"><text:span text:style-name="Hyperlink">http://localhost:8888/nbconvert/html/Week4_Datavisualization.ipynb?download=true</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ivam vishwakarma</meta:initial-creator>
    <dc:creator>shivam vishwakarma</dc:creator>
    <meta:creation-date>2026-01-30T13:13:00Z</meta:creation-date>
    <dc:date>2026-01-30T13:13:00Z</dc:date>
    <meta:template xlink:href="Normal" xlink:type="simple"/>
    <meta:editing-cycles>2</meta:editing-cycles>
    <meta:editing-duration>PT0S</meta:editing-duration>
    <meta:document-statistic meta:page-count="8" meta:paragraph-count="17" meta:word-count="1305" meta:character-count="8727" meta:row-count="61" meta:non-whitespace-character-count="7439"/>
  </office:meta>
</office:document-meta>
</file>